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86000001037FB1940F.png"/>
  <manifest:file-entry manifest:media-type="image/png" manifest:full-path="Pictures/10000000000002D90000017793E039E8.png"/>
  <manifest:file-entry manifest:media-type="image/png" manifest:full-path="Pictures/10000201000000480000004112B789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solid" draw:stroke-dash="Ultrafine_20_Dashed" svg:stroke-width="0.05cm" svg:stroke-color="#333333" draw:marker-start-width="0.245cm" draw:marker-end="Arrowheads_20_4" draw:marker-end-width="0.21cm" draw:fill="solid" draw:fill-color="#008000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2cm" draw:fill="solid" draw:fill-color="#ccffff" draw:fill-image-width="0cm" draw:fill-image-height="0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dash" draw:stroke-dash="Ultrafine_20_Dashed" svg:stroke-width="0.02cm" svg:stroke-color="#666666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71cm" svg:stroke-color="#000000" draw:stroke-linejoin="miter" draw:fill="none" fo:padding-top="0.16cm" fo:padding-bottom="0.16cm" fo:padding-left="0.285cm" fo:padding-right="0.28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9cm" svg:stroke-color="#000000" draw:stroke-linejoin="miter" draw:fill="none" fo:padding-top="0.144cm" fo:padding-bottom="0.144cm" fo:padding-left="0.269cm" fo:padding-right="0.269cm"/>
    </style:style>
    <style:style style:name="gr8" style:family="graphic" style:parent-style-name="standard">
      <style:graphic-properties draw:stroke="solid" svg:stroke-width="0.074cm" svg:stroke-color="#000000" draw:stroke-linejoin="miter" draw:fill="none" fo:padding-top="0.162cm" fo:padding-bottom="0.162cm" fo:padding-left="0.287cm" fo:padding-right="0.287cm"/>
    </style:style>
    <style:style style:name="gr9" style:family="graphic" style:parent-style-name="standard">
      <style:graphic-properties draw:stroke="solid" svg:stroke-width="0.039cm" svg:stroke-color="#000000" draw:stroke-linejoin="miter" draw:fill="solid" draw:fill-color="#000000" fo:padding-top="0.144cm" fo:padding-bottom="0.144cm" fo:padding-left="0.269cm" fo:padding-right="0.269cm"/>
    </style:style>
    <style:style style:name="gr10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33cm" svg:stroke-color="#000000" draw:stroke-linejoin="miter" draw:fill="solid" draw:fill-color="#e6e6e6" fo:padding-top="0.141cm" fo:padding-bottom="0.141cm" fo:padding-left="0.266cm" fo:padding-right="0.266cm"/>
    </style:style>
    <style:style style:name="gr13" style:family="graphic" style:parent-style-name="standard">
      <style:graphic-properties draw:stroke="solid" svg:stroke-width="0.071cm" svg:stroke-color="#000000" draw:stroke-linejoin="miter" draw:fill="solid" draw:fill-color="#d0d0c5" fo:padding-top="0.16cm" fo:padding-bottom="0.16cm" fo:padding-left="0.285cm" fo:padding-right="0.285cm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e9e9e3" fo:padding-top="0.16cm" fo:padding-bottom="0.16cm" fo:padding-left="0.285cm" fo:padding-right="0.285cm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1958b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63cm" svg:stroke-color="#000000" draw:stroke-linejoin="miter" draw:fill="none" fo:padding-top="0.156cm" fo:padding-bottom="0.156cm" fo:padding-left="0.281cm" fo:padding-right="0.281cm"/>
    </style:style>
    <style:style style:name="gr17" style:family="graphic" style:parent-style-name="standard">
      <style:graphic-properties draw:stroke="solid" svg:stroke-width="0.025cm" svg:stroke-color="#737373" draw:stroke-linejoin="miter" draw:fill="solid" draw:fill-color="#f6f3b5" fo:padding-top="0.137cm" fo:padding-bottom="0.137cm" fo:padding-left="0.262cm" fo:padding-right="0.262cm"/>
    </style:style>
    <style:style style:name="gr1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cbf18b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Fine_20_Dashed_20__28_var_29_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73cm"/>
    </style:style>
    <style:style style:name="gr23" style:family="graphic" style:parent-style-name="standard">
      <style:graphic-properties svg:stroke-width="0.01cm" draw:fill="solid" draw:fill-color="#ccffff" draw:fill-image-width="0cm" draw:fill-image-height="0cm" draw:textarea-horizontal-align="justify" draw:textarea-vertical-align="middle" draw:auto-grow-height="false" fo:padding-top="0.13cm" fo:padding-bottom="0.13cm" fo:padding-left="0.255cm" fo:padding-right="0.255cm"/>
    </style:style>
    <style:style style:name="gr24" style:family="graphic" style:parent-style-name="standard">
      <style:graphic-properties svg:stroke-width="0.2cm" svg:stroke-color="#280099" draw:marker-start="Arrowheads_20_2" draw:marker-start-width="0.63cm" draw:marker-end="Arrowheads_20_2" draw:marker-end-width="0.63cm" draw:fill="solid" draw:fill-color="#ccffff" draw:fill-image-width="0cm" draw:fill-image-height="0cm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svg:stroke-width="0.02cm" draw:fill="solid" draw:fill-color="#333366" draw:fill-image-width="0cm" draw:fill-image-height="0cm" draw:textarea-horizontal-align="justify" draw:textarea-vertical-align="middle" draw:auto-grow-height="false" fo:padding-top="0.135cm" fo:padding-bottom="0.135cm" fo:padding-left="0.26cm" fo:padding-right="0.26cm"/>
    </style:style>
    <style:style style:name="gr26" style:family="graphic" style:parent-style-name="standard">
      <style:graphic-properties svg:stroke-width="0.25cm" svg:stroke-color="#280099" draw:marker-start="Arrowheads_20_2" draw:marker-start-width="0.81cm" draw:marker-end="" draw:marker-end-width="0.705cm" draw:fill="solid" draw:fill-color="#ccffff" draw:fill-image-width="0cm" draw:fill-image-height="0cm" draw:textarea-horizontal-align="center" draw:textarea-vertical-align="middle" fo:padding-top="0.25cm" fo:padding-bottom="0.25cm" fo:padding-left="0.375cm" fo:padding-right="0.375cm"/>
    </style:style>
    <style:style style:name="gr27" style:family="graphic" style:parent-style-name="standard">
      <style:graphic-properties svg:stroke-width="0.25cm" svg:stroke-color="#280099" draw:marker-start="Arrowheads_20_2" draw:marker-start-width="0.81cm" draw:marker-end="" draw:marker-end-width="0.705cm" draw:fill="solid" draw:fill-color="#ccffff" draw:fill-image-width="0cm" draw:fill-image-height="0cm" draw:textarea-horizontal-align="center" draw:textarea-vertical-align="middle" fo:padding-top="0.25cm" fo:padding-bottom="0.25cm" fo:padding-left="0.375cm" fo:padding-right="0.375cm"/>
    </style:style>
    <style:style style:name="gr28" style:family="graphic" style:parent-style-name="standard">
      <style:graphic-properties svg:stroke-width="0.2cm" svg:stroke-color="#280099" draw:marker-start="Arrowheads_20_2" draw:marker-start-width="0.63cm" draw:marker-end="" draw:marker-end-width="0.63cm" draw:fill="solid" draw:fill-color="#ccffff" draw:fill-image-width="0cm" draw:fill-image-height="0cm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width="0.02cm" svg:stroke-color="#000000" draw:fill="none" draw:fill-color="#ffffff" draw:fill-image-width="0cm" draw:fill-image-height="0cm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30" style:family="graphic" style:parent-style-name="standard">
      <style:graphic-properties svg:stroke-width="0.1cm" svg:stroke-color="#280099" draw:marker-start="Arrowheads_20_2" draw:marker-start-width="0.38cm" draw:marker-end="" draw:marker-end-width="0.48cm" draw:fill="solid" draw:fill-color="#ccffff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8bd1f1" fo:padding-top="0.142cm" fo:padding-bottom="0.142cm" fo:padding-left="0.267cm" fo:padding-right="0.267cm"/>
    </style:style>
    <style:style style:name="gr32" style:family="graphic" style:parent-style-name="standard">
      <style:graphic-properties svg:stroke-width="0.01cm" draw:marker-start-width="0.185cm" draw:marker-end-width="0.185cm" draw:fill="solid" draw:fill-color="#f3f3f3" draw:fill-image-width="0cm" draw:fill-image-height="0cm" draw:textarea-horizontal-align="justify" draw:textarea-vertical-align="middle" draw:auto-grow-height="false" fo:padding-top="0.13cm" fo:padding-bottom="0.13cm" fo:padding-left="0.255cm" fo:padding-right="0.255cm"/>
    </style:style>
    <style:style style:name="P1" style:family="paragraph">
      <style:paragraph-properties fo:text-align="center"/>
      <style:text-properties fo:font-family="'DejaVu Sans'" style:font-style-name="Book" style:font-family-generic="swiss" style:font-pitch="variable" fo:font-size="12pt" fo:font-weight="150" style:font-size-asian="18pt" style:font-size-complex="18pt"/>
    </style:style>
    <style:style style:name="P2" style:family="paragraph">
      <style:paragraph-properties fo:text-align="center"/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family="'DejaVu Sans'" style:font-style-name="ExtraLight" style:font-family-generic="swiss" style:font-pitch="variable" fo:font-weight="normal"/>
    </style:style>
    <style:style style:name="P6" style:family="paragraph">
      <style:text-properties fo:font-family="'DejaVu Sans'" style:font-style-name="ExtraLight" style:font-family-generic="swiss" style:font-pitch="variable" fo:font-size="6pt" fo:font-weight="normal" style:font-size-asian="6pt" style:font-size-complex="6pt"/>
    </style:style>
    <style:style style:name="P7" style:family="paragraph">
      <style:text-properties fo:font-family="'DejaVu Sans'" style:font-style-name="ExtraLight" style:font-family-generic="swiss" style:font-pitch="variable" fo:font-size="11pt" fo:font-weight="normal" style:font-size-asian="11pt" style:font-size-complex="11pt"/>
    </style:style>
    <style:style style:name="P8" style:family="paragraph">
      <style:text-properties fo:font-size="16pt" style:font-size-asian="18pt" style:font-size-complex="18pt"/>
    </style:style>
    <style:style style:name="P9" style:family="paragraph">
      <style:text-properties fo:color="#280099" fo:font-family="'DejaVu Sans'" style:font-style-name="Book" style:font-family-generic="swiss" style:font-pitch="variable" fo:font-size="16pt" fo:text-shadow="none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text-align="center"/>
      <style:text-properties fo:font-family="'DejaVu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12" style:family="paragraph">
      <style:paragraph-properties fo:text-align="center"/>
      <style:text-properties fo:font-family="'DejaVu Sans'" style:font-style-name="Book" style:font-family-generic="swiss" style:font-pitch="variable" fo:font-size="12pt" style:font-size-asian="12pt" style:font-size-complex="12pt"/>
    </style:style>
    <style:style style:name="P13" style:family="paragraph">
      <style:paragraph-properties fo:margin-left="0cm" fo:margin-right="0cm" fo:margin-top="0.1cm" fo:margin-bottom="0.1cm" fo:line-height="100%" fo:text-align="center" fo:text-indent="0cm"/>
      <style:text-properties fo:color="#f3f3f3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color="#f3f3f3" fo:font-family="'DejaVu Sans'" style:font-style-name="Book" style:font-family-generic="swiss" style:font-pitch="variable" fo:font-size="18pt" style:font-size-asian="18pt" style:font-size-complex="18pt"/>
    </style:style>
    <style:style style:name="P15" style:family="paragraph"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P16" style:family="paragraph">
      <style:text-properties fo:font-family="'DejaVu Sans'" style:font-style-name="Book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text-align="center"/>
      <style:text-properties fo:font-family="'DejaVu Sans'" style:font-family-generic="swiss" style:font-pitch="variable" fo:font-size="6pt" style:font-size-asian="6pt" style:font-size-complex="6pt"/>
    </style:style>
    <style:style style:name="P18" style:family="paragraph">
      <style:paragraph-properties fo:text-align="center"/>
      <style:text-properties fo:font-family="'DejaVu Sans'" style:font-style-name="Book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fo:color="#cccccc" fo:font-family="'DejaVu Sans'" style:font-style-name="Book" style:font-family-generic="swiss" style:font-pitch="variable" fo:font-size="14pt" fo:text-shadow="1pt 1pt" style:font-size-asian="18pt" style:font-size-complex="18pt"/>
    </style:style>
    <style:style style:name="P20" style:family="paragraph">
      <style:text-properties fo:color="#cccccc" fo:font-family="'DejaVu Sans'" style:font-style-name="Book" style:font-family-generic="swiss" style:font-pitch="variable" fo:font-size="14pt" fo:text-shadow="1pt 1pt" fo:font-weight="150" style:font-size-asian="18pt" style:font-size-complex="18pt"/>
    </style:style>
    <style:style style:name="P21" style:family="paragraph">
      <style:text-properties fo:color="#cccccc" fo:font-family="'DejaVu Sans'" style:font-style-name="Book" style:font-family-generic="swiss" style:font-pitch="variable" fo:font-size="10pt" fo:text-shadow="1pt 1pt" style:font-size-asian="10pt" style:font-size-complex="10pt"/>
    </style:style>
    <style:style style:name="P22" style:family="paragraph">
      <style:text-properties fo:color="#cccccc" fo:font-family="'DejaVu Sans'" style:font-style-name="Book" style:font-family-generic="swiss" style:font-pitch="variable" fo:font-size="10pt" fo:text-shadow="1pt 1pt" fo:font-weight="150" style:font-size-asian="10pt" style:font-size-complex="10pt"/>
    </style:style>
    <style:style style:name="T1" style:family="text">
      <style:text-properties fo:color="#000000" fo:font-family="'Lucida Grande'" fo:font-size="11pt" fo:font-style="normal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280099" fo:font-family="'DejaVu Sans'" style:font-style-name="Book" style:font-family-generic="swiss" style:font-pitch="variable" fo:text-shadow="none" fo:font-weight="bold" style:font-weight-asian="bold" style:font-weight-complex="bold"/>
    </style:style>
    <style:style style:name="T6" style:family="text">
      <style:text-properties fo:font-family="'DejaVu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f3f3f3" fo:font-size="18pt" style:font-size-asian="18pt" style:font-size-complex="1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family="'DejaVu Sans'" style:font-family-generic="swiss" style:font-pitch="variable" fo:font-size="6pt" style:font-size-asian="6pt" style:font-size-complex="6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family="'DejaVu Sans'" style:font-family-generic="swiss" style:font-pitch="variable" fo:font-size="12pt" fo:font-weight="150"/>
    </style:style>
    <style:style style:name="T13" style:family="text">
      <style:text-properties fo:font-family="'DejaVu Sans'" style:font-family-generic="swiss" style:font-pitch="variable" fo:font-size="10pt" fo:font-weight="150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373cm" svg:height="1.734cm" draw:transform="rotate (1.01962134901489) translate (17.7391973366796cm 16.2995606704481cm)" svg:viewBox="0 0 4374 1735" svg:d="m0 49031c553-317 972-609 2000-976s1799-439 2374-759">
          <text:p/>
        </draw:path>
        <draw:line draw:style-name="gr2" draw:text-style-name="P2" draw:layer="layout" svg:x1="28.817cm" svg:y1="2.092cm" svg:x2="29.986cm" svg:y2="1.641cm">
          <text:p/>
        </draw:line>
        <draw:line draw:style-name="gr2" draw:text-style-name="P2" draw:layer="layout" svg:x1="28.837cm" svg:y1="2.625cm" svg:x2="29.945cm" svg:y2="2.995cm">
          <text:p/>
        </draw:line>
        <draw:line draw:style-name="gr3" draw:text-style-name="P3" draw:layer="layout" svg:x1="30.005cm" svg:y1="7.289cm" svg:x2="30.005cm" svg:y2="9.093cm">
          <text:p/>
        </draw:line>
        <draw:line draw:style-name="gr3" draw:text-style-name="P3" draw:layer="layout" svg:x1="27.513cm" svg:y1="9.256cm" svg:x2="28.827cm" svg:y2="9.537cm">
          <text:p/>
        </draw:line>
        <draw:line draw:style-name="gr3" draw:text-style-name="P3" draw:layer="layout" svg:x1="27.504cm" svg:y1="10.216cm" svg:x2="28.772cm" svg:y2="10.216cm">
          <text:p/>
        </draw:line>
        <draw:line draw:style-name="gr3" draw:text-style-name="P3" draw:layer="layout" svg:x1="27.531cm" svg:y1="11.177cm" svg:x2="28.845cm" svg:y2="10.914cm">
          <text:p/>
        </draw:line>
        <draw:g>
          <draw:line draw:style-name="gr4" draw:layer="layout" svg:x1="1.673cm" svg:y1="6.953cm" svg:x2="2.939cm" svg:y2="8.122cm">
            <text:p/>
          </draw:line>
          <draw:line draw:style-name="gr4" draw:layer="layout" svg:x1="3.373cm" svg:y1="8.216cm" svg:x2="5.723cm" svg:y2="7.255cm">
            <text:p/>
          </draw:line>
          <draw:line draw:style-name="gr4" draw:layer="layout" svg:x1="6.188cm" svg:y1="7.233cm" svg:x2="7.674cm" svg:y2="7.804cm">
            <text:p/>
          </draw:line>
          <draw:line draw:style-name="gr4" draw:layer="layout" svg:x1="5.693cm" svg:y1="7.131cm" svg:x2="1.756cm" svg:y2="6.831cm">
            <text:p/>
          </draw:line>
          <draw:frame draw:style-name="gr5" draw:text-style-name="P3" draw:id="id2" draw:layer="layout" svg:width="1cm" svg:height="0.9cm" svg:x="1.024cm" svg:y="6.335cm">
            <draw:image xlink:href="Pictures/10000201000000480000004112B78961.png" xlink:type="simple" xlink:show="embed" xlink:actuate="onLoad">
              <text:p/>
            </draw:image>
          </draw:frame>
          <draw:frame draw:style-name="gr5" draw:text-style-name="P3" draw:id="id4" draw:layer="layout" svg:width="1cm" svg:height="0.9cm" svg:x="2.638cm" svg:y="7.83cm">
            <draw:image xlink:href="Pictures/10000201000000480000004112B78961.png" xlink:type="simple" xlink:show="embed" xlink:actuate="onLoad">
              <text:p/>
            </draw:image>
          </draw:frame>
          <draw:frame draw:style-name="gr5" draw:text-style-name="P3" draw:id="id6" draw:layer="layout" svg:width="1cm" svg:height="0.9cm" svg:x="5.475cm" svg:y="6.719cm">
            <draw:image xlink:href="Pictures/10000201000000480000004112B78961.png" xlink:type="simple" xlink:show="embed" xlink:actuate="onLoad">
              <text:p/>
            </draw:image>
          </draw:frame>
          <draw:frame draw:style-name="gr5" draw:text-style-name="P3" draw:id="id8" draw:layer="layout" svg:width="1cm" svg:height="0.9cm" svg:x="7.471cm" svg:y="7.45cm">
            <draw:image xlink:href="Pictures/10000201000000480000004112B78961.png" xlink:type="simple" xlink:show="embed" xlink:actuate="onLoad">
              <text:p/>
            </draw:image>
          </draw:frame>
        </draw:g>
        <draw:frame draw:style-name="gr6" draw:text-style-name="P3" draw:layer="layout" svg:width="10.211cm" svg:height="4.713cm" svg:x="0.695cm" svg:y="0.39cm">
          <draw:image xlink:href="Pictures/10000000000002D90000017793E039E8.png" xlink:type="simple" xlink:show="embed" xlink:actuate="onLoad">
            <text:p/>
          </draw:image>
        </draw:frame>
        <draw:g>
          <draw:path draw:style-name="gr7" draw:id="id1" draw:layer="layout" svg:width="1.058cm" svg:height="0.988cm" svg:x="0.995cm" svg:y="1.263cm" svg:viewBox="0 0 1059 989" svg:d="m529 989h265c146 0 265-120 265-266v-458c0-147-119-265-265-265h-529c-147 0-265 118-265 265v458c0 146 118 266 265 266z">
            <text:p/>
          </draw:path>
          <draw:path draw:style-name="gr7" draw:id="id3" draw:layer="layout" svg:width="1.058cm" svg:height="0.988cm" svg:x="2.612cm" svg:y="3.191cm" svg:viewBox="0 0 1059 989" svg:d="m529 989h265c146 0 265-120 265-266v-458c0-147-119-265-265-265h-529c-147 0-265 118-265 265v458c0 146 118 266 265 266z">
            <text:p/>
          </draw:path>
          <draw:path draw:style-name="gr7" draw:id="id5" draw:layer="layout" svg:width="1.058cm" svg:height="0.988cm" svg:x="5.446cm" svg:y="1.539cm" svg:viewBox="0 0 1059 989" svg:d="m529 989h265c146 0 265-120 265-266v-458c0-147-119-265-265-265h-529c-147 0-265 118-265 265v458c0 146 118 266 265 266z">
            <text:p/>
          </draw:path>
          <draw:path draw:style-name="gr7" draw:id="id7" draw:layer="layout" svg:width="1.058cm" svg:height="0.988cm" svg:x="7.444cm" svg:y="2.732cm" svg:viewBox="0 0 1059 989" svg:d="m529 989h265c146 0 265-120 265-266v-458c0-147-119-265-265-265h-529c-147 0-265 118-265 265v458c0 146 118 266 265 266z">
            <text:p/>
          </draw:path>
          <draw:line draw:style-name="gr8" draw:layer="layout" svg:x1="1.677cm" svg:y1="2.274cm" svg:x2="1.96cm" svg:y2="3.192cm">
            <text:p/>
          </draw:line>
          <draw:line draw:style-name="gr8" draw:layer="layout" svg:x1="1.926cm" svg:y1="3.157cm" svg:x2="2.542cm" svg:y2="3.415cm">
            <text:p/>
          </draw:line>
          <draw:polygon draw:style-name="gr9" draw:layer="layout" svg:width="0.423cm" svg:height="0.318cm" svg:x="2.158cm" svg:y="3.144cm" svg:viewBox="0 0 424 319" draw:points="212,212 0,319 424,282 106,0">
            <text:p/>
          </draw:polygon>
          <draw:line draw:style-name="gr8" draw:layer="layout" svg:x1="3.669cm" svg:y1="3.362cm" svg:x2="5.363cm" svg:y2="2.373cm">
            <text:p/>
          </draw:line>
          <draw:polygon draw:style-name="gr9" draw:layer="layout" svg:width="0.423cm" svg:height="0.353cm" svg:x="5.016cm" svg:y="2.327cm" svg:viewBox="0 0 424 354" draw:points="247,141 176,354 424,0 0,71">
            <text:p/>
          </draw:polygon>
          <draw:line draw:style-name="gr8" draw:layer="layout" svg:x1="2.046cm" svg:y1="1.772cm" svg:x2="5.364cm" svg:y2="1.957cm">
            <text:p/>
          </draw:line>
          <draw:polygon draw:style-name="gr9" draw:layer="layout" svg:width="0.388cm" svg:height="0.353cm" svg:x="5.046cm" svg:y="1.745cm" svg:viewBox="0 0 389 354" draw:points="176,212 0,354 389,212 0,0">
            <text:p/>
          </draw:polygon>
          <draw:line draw:style-name="gr8" draw:layer="layout" svg:x1="6.504cm" svg:y1="2.32cm" svg:x2="7.352cm" svg:y2="2.85cm">
            <text:p/>
          </draw:line>
          <draw:polygon draw:style-name="gr9" draw:layer="layout" svg:width="0.423cm" svg:height="0.388cm" svg:x="7.004cm" svg:y="2.521cm" svg:viewBox="0 0 424 389" draw:points="247,247 0,318 424,389 176,0">
            <text:p/>
          </draw:polygon>
          <draw:frame draw:style-name="gr10" draw:layer="layout" svg:width="0.497cm" svg:height="0.454cm" svg:x="1.29cm" svg:y="1.539cm">
            <draw:text-box>
              <text:p text:style-name="P4"><text:span text:style-name="T1">S0</text:span></text:p>
            </draw:text-box>
          </draw:frame>
          <draw:frame draw:style-name="gr10" draw:layer="layout" svg:width="0.497cm" svg:height="0.454cm" svg:x="2.884cm" svg:y="3.445cm">
            <draw:text-box>
              <text:p text:style-name="P4"><text:span text:style-name="T1">S1</text:span></text:p>
            </draw:text-box>
          </draw:frame>
          <draw:frame draw:style-name="gr10" draw:layer="layout" svg:width="0.497cm" svg:height="0.454cm" svg:x="5.717cm" svg:y="1.838cm">
            <draw:text-box>
              <text:p text:style-name="P4"><text:span text:style-name="T1">S2</text:span></text:p>
            </draw:text-box>
          </draw:frame>
          <draw:frame draw:style-name="gr10" draw:layer="layout" svg:width="0.497cm" svg:height="0.454cm" svg:x="7.717cm" svg:y="3.008cm">
            <draw:text-box>
              <text:p text:style-name="P4"><text:span text:style-name="T1">S3</text:span></text:p>
            </draw:text-box>
          </draw:frame>
        </draw:g>
        <draw:polygon draw:style-name="gr11" draw:layer="layout" svg:width="0.423cm" svg:height="0.318cm" svg:x="2.018cm" svg:y="3.322cm" svg:viewBox="0 0 424 319" draw:points="212,212 0,319 424,282 106,0">
          <text:p/>
        </draw:polygon>
        <draw:polygon draw:style-name="gr11" draw:layer="layout" svg:width="0.423cm" svg:height="0.353cm" svg:x="4.84cm" svg:y="2.475cm" svg:viewBox="0 0 424 354" draw:points="247,141 176,354 424,0 0,71">
          <text:p/>
        </draw:polygon>
        <draw:polygon draw:style-name="gr11" draw:layer="layout" svg:width="0.388cm" svg:height="0.353cm" svg:x="4.876cm" svg:y="1.911cm" svg:viewBox="0 0 389 354" draw:points="176,212 0,354 389,212 0,0">
          <text:p/>
        </draw:polygon>
        <draw:polygon draw:style-name="gr11" draw:layer="layout" svg:width="0.423cm" svg:height="0.388cm" svg:x="6.816cm" svg:y="2.687cm" svg:viewBox="0 0 424 389" draw:points="247,247 0,318 424,389 176,0">
          <text:p/>
        </draw:polygon>
        <draw:path draw:style-name="gr12" draw:layer="layout" svg:width="10.263cm" svg:height="8.822cm" svg:x="0.205cm" svg:y="10.751cm" svg:viewBox="0 0 10264 8823" svg:d="m5131 8823h4931c111 0 202-161 202-357v-8110c0-197-91-356-202-356h-9861c-111 0-201 159-201 356v8110c0 196 90 357 201 357z">
          <text:p/>
        </draw:path>
        <draw:polygon draw:style-name="gr13" draw:layer="layout" svg:width="9.275cm" svg:height="3.289cm" svg:x="0.698cm" svg:y="12.011cm" svg:viewBox="0 0 9276 3290" draw:points="0,0 8703,0 8702,592 9276,593 9276,3290 0,3290">
          <text:p/>
        </draw:polygon>
        <draw:polygon draw:style-name="gr14" draw:layer="layout" svg:width="0.465cm" svg:height="0.48cm" svg:x="9.464cm" svg:y="12.06cm" svg:viewBox="0 0 466 481" draw:points="0,478 1,0 466,481">
          <text:p/>
        </draw:polygon>
        <draw:polygon draw:style-name="gr13" draw:layer="layout" svg:width="9.275cm" svg:height="3.289cm" svg:x="0.698cm" svg:y="15.803cm" svg:viewBox="0 0 9276 3290" draw:points="0,0 8703,0 8702,592 9276,593 9276,3290 0,3290">
          <text:p/>
        </draw:polygon>
        <draw:polygon draw:style-name="gr14" draw:layer="layout" svg:width="0.465cm" svg:height="0.48cm" svg:x="9.464cm" svg:y="15.853cm" svg:viewBox="0 0 466 481" draw:points="0,478 1,0 466,481">
          <text:p/>
        </draw:polygon>
        <draw:path draw:style-name="gr15" draw:layer="layout" svg:width="0.722cm" svg:height="0.722cm" svg:x="23.197cm" svg:y="5.55cm" svg:viewBox="0 0 723 723" svg:d="m723 361c0 200-162 362-362 362s-361-162-361-362 162-361 361-361 362 162 362 361z">
          <text:p/>
        </draw:path>
        <draw:path draw:style-name="gr15" draw:layer="layout" svg:width="0.722cm" svg:height="0.722cm" svg:x="24.818cm" svg:y="7.046cm" svg:viewBox="0 0 723 723" svg:d="m723 361c0 200-162 362-362 362s-361-162-361-362 162-361 361-361 362 162 362 361z">
          <text:p/>
        </draw:path>
        <draw:path draw:style-name="gr15" draw:layer="layout" svg:width="0.722cm" svg:height="0.722cm" svg:x="27.651cm" svg:y="5.888cm" svg:viewBox="0 0 723 723" svg:d="m723 361c0 200-162 362-362 362s-361-162-361-362 162-361 361-361 362 162 362 361z">
          <text:p/>
        </draw:path>
        <draw:path draw:style-name="gr15" draw:layer="layout" svg:width="0.722cm" svg:height="0.722cm" svg:x="29.647cm" svg:y="6.654cm" svg:viewBox="0 0 723 723" svg:d="m723 361c0 200-162 362-362 362s-361-162-361-362 162-361 361-361 362 162 362 361z">
          <text:p/>
        </draw:path>
        <draw:line draw:style-name="gr16" draw:layer="layout" svg:x1="23.823cm" svg:y1="6.156cm" svg:x2="24.915cm" svg:y2="7.164cm">
          <text:p/>
        </draw:line>
        <draw:line draw:style-name="gr16" draw:layer="layout" svg:x1="25.514cm" svg:y1="7.272cm" svg:x2="27.679cm" svg:y2="6.386cm">
          <text:p/>
        </draw:line>
        <draw:line draw:style-name="gr16" draw:layer="layout" svg:x1="28.35cm" svg:y1="6.379cm" svg:x2="29.673cm" svg:y2="6.887cm">
          <text:p/>
        </draw:line>
        <draw:line draw:style-name="gr16" draw:layer="layout" svg:x1="23.918cm" svg:y1="5.938cm" svg:x2="27.653cm" svg:y2="6.223cm">
          <text:p/>
        </draw:line>
        <draw:polygon draw:style-name="gr17" draw:text-style-name="P6" draw:layer="layout" svg:width="1.57cm" svg:height="0.77cm" svg:x="26.008cm" svg:y="8.862cm" svg:viewBox="0 0 1571 771" draw:points="785,771 0,771 0,0 1571,0 1571,771">
          <text:p text:style-name="P5"><text:span text:style-name="T2">Direction:</text:span></text:p>
          <text:p text:style-name="P5"><text:span text:style-name="T2">RIGHT</text:span></text:p>
        </draw:polygon>
        <draw:polygon draw:style-name="gr17" draw:text-style-name="P7" draw:layer="layout" svg:width="2.52cm" svg:height="2.282cm" svg:x="28.749cm" svg:y="9.002cm" svg:viewBox="0 0 2521 2283" draw:points="1260,2283 0,2283 0,0 2521,0 2521,2283">
          <text:p text:style-name="P5"><text:span text:style-name="T3">Layout Data</text:span></text:p>
          <text:p text:style-name="P5"><text:span text:style-name="T2"/></text:p>
          <text:p text:style-name="P5"><text:span text:style-name="T4">width: 25</text:span></text:p>
          <text:p text:style-name="P5"><text:span text:style-name="T4">height: 20</text:span></text:p>
          <text:p text:style-name="P5"><text:span text:style-name="T4">x: 345</text:span></text:p>
          <text:p text:style-name="P5"><text:span text:style-name="T4">y: 117</text:span></text:p>
          <text:p text:style-name="P5"><text:span text:style-name="T4"/></text:p>
        </draw:polygon>
        <draw:polygon draw:style-name="gr17" draw:text-style-name="P6" draw:layer="layout" svg:width="1.57cm" svg:height="0.77cm" svg:x="26.008cm" svg:y="9.816cm" svg:viewBox="0 0 1571 771" draw:points="785,771 0,771 0,0 1571,0 1571,771">
          <text:p text:style-name="P5"><text:span text:style-name="T2">Spacing:</text:span></text:p>
          <text:p text:style-name="P5"><text:span text:style-name="T2">16.0</text:span></text:p>
        </draw:polygon>
        <draw:polygon draw:style-name="gr17" draw:text-style-name="P6" draw:layer="layout" svg:width="1.57cm" svg:height="0.77cm" svg:x="26.008cm" svg:y="10.769cm" svg:viewBox="0 0 1571 771" draw:points="785,771 0,771 0,0 1571,0 1571,771">
          <text:p text:style-name="P5"><text:span text:style-name="T2">Routing:</text:span></text:p>
          <text:p text:style-name="P5"><text:span text:style-name="T2">SPLINES</text:span></text:p>
        </draw:polygon>
        <draw:frame draw:style-name="gr18" draw:layer="layout" svg:width="0.002cm" svg:height="0.937cm" svg:x="4.176cm" svg:y="8.35cm">
          <draw:text-box>
            <text:p/>
          </draw:text-box>
        </draw:frame>
        <draw:frame draw:style-name="gr18" draw:layer="layout" svg:width="0.002cm" svg:height="0.937cm" svg:x="3.944cm" svg:y="10.761cm">
          <draw:text-box>
            <text:p/>
          </draw:text-box>
        </draw:frame>
        <draw:frame draw:style-name="gr18" draw:layer="layout" svg:width="0.002cm" svg:height="0.937cm" svg:x="5.202cm" svg:y="18.416cm">
          <draw:text-box>
            <text:p/>
          </draw:text-box>
        </draw:frame>
        <draw:frame draw:style-name="gr18" draw:layer="layout" svg:width="0.002cm" svg:height="0.937cm" svg:x="4.975cm" svg:y="14.624cm">
          <draw:text-box>
            <text:p/>
          </draw:text-box>
        </draw:frame>
        <draw:frame draw:style-name="gr18" draw:layer="layout" svg:width="0.002cm" svg:height="0.937cm" svg:x="26.783cm" svg:y="7.198cm">
          <draw:text-box>
            <text:p/>
          </draw:text-box>
        </draw:frame>
        <draw:frame draw:style-name="gr18" draw:layer="layout" svg:width="0.002cm" svg:height="0.937cm" svg:x="9.227cm" svg:y="12.975cm">
          <draw:text-box>
            <text:p/>
          </draw:text-box>
        </draw:frame>
        <draw:frame draw:style-name="gr18" draw:layer="layout" svg:width="0.002cm" svg:height="0.937cm" svg:x="26.773cm" svg:y="8.874cm">
          <draw:text-box>
            <text:p/>
          </draw:text-box>
        </draw:frame>
        <draw:frame draw:style-name="gr18" draw:layer="layout" svg:width="0.002cm" svg:height="0.937cm" svg:x="28.888cm" svg:y="8.912cm">
          <draw:text-box>
            <text:p/>
          </draw:text-box>
        </draw:frame>
        <draw:frame draw:style-name="gr18" draw:layer="layout" svg:width="0.002cm" svg:height="0.937cm" svg:x="26.809cm" svg:y="10.781cm">
          <draw:text-box>
            <text:p/>
          </draw:text-box>
        </draw:frame>
        <draw:frame draw:style-name="gr18" draw:layer="layout" svg:width="0.002cm" svg:height="0.937cm" svg:x="25.484cm" svg:y="9.001cm">
          <draw:text-box>
            <text:p/>
          </draw:text-box>
        </draw:frame>
        <draw:frame draw:style-name="gr18" draw:layer="layout" svg:width="0.002cm" svg:height="0.937cm" svg:x="31.544cm" svg:y="8.608cm">
          <draw:text-box>
            <text:p/>
          </draw:text-box>
        </draw:frame>
        <draw:frame draw:style-name="gr19" draw:text-style-name="P9" draw:layer="layout" svg:width="3.609cm" svg:height="0.903cm" svg:x="3.701cm" svg:y="8.365cm">
          <draw:text-box>
            <text:p text:style-name="P8"><text:span text:style-name="T5">Edit Parts</text:span></text:p>
          </draw:text-box>
        </draw:frame>
        <draw:frame draw:style-name="gr19" draw:text-style-name="P9" draw:layer="layout" svg:width="5.379cm" svg:height="0.903cm" svg:x="4.331cm" svg:y="14.295cm">
          <draw:text-box>
            <text:p text:style-name="P8"><text:span text:style-name="T5">Notation Model</text:span></text:p>
          </draw:text-box>
        </draw:frame>
        <draw:frame draw:style-name="gr19" draw:text-style-name="P9" draw:layer="layout" svg:width="5.036cm" svg:height="0.903cm" svg:x="4.674cm" svg:y="18.036cm">
          <draw:text-box>
            <text:p text:style-name="P8"><text:span text:style-name="T5">Domain Model</text:span></text:p>
          </draw:text-box>
        </draw:frame>
        <draw:g>
          <draw:path draw:style-name="gr20" draw:id="id13" draw:layer="layout" svg:width="0.722cm" svg:height="0.722cm" svg:x="1.16cm" svg:y="16.357cm" svg:viewBox="0 0 723 723" svg:d="m723 361c0 200-162 362-362 362s-361-162-361-362 162-361 361-361 362 162 362 361z">
            <text:p/>
          </draw:path>
          <draw:path draw:style-name="gr20" draw:id="id14" draw:layer="layout" svg:width="0.722cm" svg:height="0.722cm" svg:x="2.781cm" svg:y="17.806cm" svg:viewBox="0 0 723 723" svg:d="m723 361c0 200-162 362-362 362s-361-162-361-362 162-361 361-361 362 162 362 361z">
            <text:p/>
          </draw:path>
          <draw:path draw:style-name="gr20" draw:id="id15" draw:layer="layout" svg:width="0.722cm" svg:height="0.722cm" svg:x="5.614cm" svg:y="16.684cm" svg:viewBox="0 0 723 723" svg:d="m723 361c0 200-162 362-362 362s-361-162-361-362 162-361 361-361 362 162 362 361z">
            <text:p/>
          </draw:path>
          <draw:path draw:style-name="gr20" draw:id="id16" draw:layer="layout" svg:width="0.722cm" svg:height="0.722cm" svg:x="7.611cm" svg:y="17.352cm" svg:viewBox="0 0 723 723" svg:d="m723 361c0 200-162 362-362 362s-361-162-361-362 162-361 361-361 362 162 362 361z">
            <text:p/>
          </draw:path>
          <draw:line draw:style-name="gr16" draw:layer="layout" svg:x1="1.791cm" svg:y1="16.959cm" svg:x2="2.875cm" svg:y2="17.927cm">
            <text:p/>
          </draw:line>
          <draw:line draw:style-name="gr16" draw:layer="layout" svg:x1="3.479cm" svg:y1="18.035cm" svg:x2="5.641cm" svg:y2="17.179cm">
            <text:p/>
          </draw:line>
          <draw:line draw:style-name="gr16" draw:layer="layout" svg:x1="6.318cm" svg:y1="17.16cm" svg:x2="7.63cm" svg:y2="17.6cm">
            <text:p/>
          </draw:line>
          <draw:line draw:style-name="gr16" draw:layer="layout" svg:x1="1.881cm" svg:y1="16.745cm" svg:x2="5.616cm" svg:y2="17.021cm">
            <text:p/>
          </draw:line>
        </draw:g>
        <draw:frame draw:style-name="gr19" draw:text-style-name="P9" draw:layer="layout" svg:width="2.864cm" svg:height="0.903cm" svg:x="26.192cm" svg:y="7.163cm">
          <draw:text-box>
            <text:p text:style-name="P8"><text:span text:style-name="T5">KGraph</text:span></text:p>
          </draw:text-box>
        </draw:frame>
        <draw:connector draw:style-name="gr21" draw:text-style-name="P3" draw:layer="layout" svg:x1="1.524cm" svg:y1="2.252cm" svg:x2="1.524cm" svg:y2="6.335cm" draw:start-shape="id1" draw:start-glue-point="2" draw:end-shape="id2" draw:end-glue-point="0" svg:d="m1524 2252v4083">
          <text:p/>
        </draw:connector>
        <draw:connector draw:style-name="gr21" draw:text-style-name="P3" draw:layer="layout" svg:x1="3.141cm" svg:y1="4.18cm" svg:x2="3.138cm" svg:y2="7.83cm" draw:start-shape="id3" draw:start-glue-point="2" draw:end-shape="id4" draw:end-glue-point="0" svg:d="m3141 4180v1835h-3v1815">
          <text:p/>
        </draw:connector>
        <draw:connector draw:style-name="gr21" draw:text-style-name="P3" draw:layer="layout" svg:x1="5.975cm" svg:y1="2.528cm" svg:x2="5.975cm" svg:y2="6.719cm" draw:start-shape="id5" draw:start-glue-point="2" draw:end-shape="id6" draw:end-glue-point="0" svg:d="m5975 2528v4191">
          <text:p/>
        </draw:connector>
        <draw:connector draw:style-name="gr21" draw:text-style-name="P3" draw:layer="layout" svg:x1="7.973cm" svg:y1="3.721cm" svg:x2="7.971cm" svg:y2="7.45cm" draw:start-shape="id7" draw:start-glue-point="2" draw:end-shape="id8" draw:end-glue-point="0" svg:d="m7973 3721v1874h-2v1855">
          <text:p/>
        </draw:connector>
        <draw:connector draw:style-name="gr21" draw:text-style-name="P3" draw:layer="layout" svg:x1="1.524cm" svg:y1="7.235cm" svg:x2="1.521cm" svg:y2="12.565cm" draw:start-shape="id2" draw:start-glue-point="2" draw:end-shape="id9" draw:end-glue-point="0" svg:d="m1524 7235v2657h-3v2673">
          <text:p/>
        </draw:connector>
        <draw:connector draw:style-name="gr21" draw:text-style-name="P3" draw:layer="layout" svg:x1="3.138cm" svg:y1="8.73cm" svg:x2="3.142cm" svg:y2="14.013cm" draw:start-shape="id4" draw:start-glue-point="2" draw:end-shape="id10" draw:end-glue-point="0" svg:d="m3138 8730v2633h4v2650">
          <text:p/>
        </draw:connector>
        <draw:connector draw:style-name="gr21" draw:text-style-name="P3" draw:layer="layout" svg:x1="5.975cm" svg:y1="7.619cm" svg:x2="5.975cm" svg:y2="12.892cm" draw:start-shape="id6" draw:start-glue-point="2" draw:end-shape="id11" draw:end-glue-point="0" svg:d="m5975 7619v5273">
          <text:p/>
        </draw:connector>
        <draw:connector draw:style-name="gr21" draw:text-style-name="P3" draw:layer="layout" svg:x1="7.971cm" svg:y1="8.35cm" svg:x2="7.972cm" svg:y2="13.56cm" draw:start-shape="id8" draw:start-glue-point="2" draw:end-shape="id12" draw:end-glue-point="0" svg:d="m7971 8350v2597h1v2613">
          <text:p/>
        </draw:connector>
        <draw:connector draw:style-name="gr21" draw:text-style-name="P3" draw:layer="layout" svg:x1="1.521cm" svg:y1="13.288cm" svg:x2="1.521cm" svg:y2="16.357cm" draw:start-shape="id9" draw:start-glue-point="2" draw:end-shape="id13" draw:end-glue-point="0" svg:d="m1521 13288v3069">
          <text:p/>
        </draw:connector>
        <draw:connector draw:style-name="gr21" draw:text-style-name="P3" draw:layer="layout" svg:x1="3.142cm" svg:y1="14.736cm" svg:x2="3.142cm" svg:y2="17.806cm" draw:start-shape="id10" draw:start-glue-point="2" draw:end-shape="id14" draw:end-glue-point="0" svg:d="m3142 14736v3070">
          <text:p/>
        </draw:connector>
        <draw:connector draw:style-name="gr21" draw:text-style-name="P3" draw:layer="layout" svg:x1="5.975cm" svg:y1="13.615cm" svg:x2="5.975cm" svg:y2="16.684cm" draw:start-shape="id11" draw:start-glue-point="2" draw:end-shape="id15" draw:end-glue-point="0" svg:d="m5975 13615v3069">
          <text:p/>
        </draw:connector>
        <draw:connector draw:style-name="gr21" draw:text-style-name="P3" draw:layer="layout" svg:x1="7.972cm" svg:y1="14.283cm" svg:x2="7.972cm" svg:y2="17.352cm" draw:start-shape="id12" draw:start-glue-point="2" draw:end-shape="id16" draw:end-glue-point="0" svg:d="m7972 14283v3069">
          <text:p/>
        </draw:connector>
        <draw:frame draw:style-name="gr22" draw:text-style-name="P11" draw:layer="layout" svg:width="3.404cm" svg:height="0.704cm" svg:x="3.734cm" svg:y="10.769cm">
          <draw:text-box>
            <text:p text:style-name="P10"><text:span text:style-name="T6">File System</text:span></text:p>
          </draw:text-box>
        </draw:frame>
        <draw:custom-shape draw:style-name="gr23" draw:text-style-name="P2" draw:layer="layout" svg:width="5.025cm" svg:height="1.558cm" svg:x="23.894cm" svg:y="1.52cm">
          <text:p text:style-name="P2">Layout Provider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79cm" svg:height="1.148cm" svg:x="29.842cm" svg:y="1.046cm">
          <text:p text:style-name="P2"><text:span text:style-name="T7">Algorithm A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79cm" svg:height="1.148cm" svg:x="29.842cm" svg:y="2.399cm">
          <text:p text:style-name="P2"><text:span text:style-name="T7">Algorithm B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6.294cm" svg:y1="3.24cm" svg:x2="26.276cm" svg:y2="5.866cm">
          <text:p/>
        </draw:line>
        <draw:custom-shape draw:style-name="gr25" draw:text-style-name="P14" draw:layer="layout" svg:width="6.337cm" svg:height="4.593cm" svg:x="13.599cm" svg:y="3.544cm">
          <text:p text:style-name="P13"><text:span text:style-name="T8">Diagram</text:span></text:p>
          <text:p text:style-name="P13"><text:span text:style-name="T8">Layout</text:span></text:p>
          <text:p text:style-name="P13"><text:span text:style-name="T8">Manager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96cm" svg:height="3.29cm" svg:x="27.901cm" svg:y="13.453cm">
          <draw:image xlink:href="Pictures/1000000000000186000001037FB1940F.png" xlink:type="simple" xlink:show="embed" xlink:actuate="onLoad">
            <text:p/>
          </draw:image>
        </draw:frame>
        <draw:path draw:style-name="gr26" draw:text-style-name="P1" draw:layer="layout" svg:width="4.745cm" svg:height="1.735cm" draw:transform="rotate (-2.98765461356333) translate (13.5091478852943cm 8.77125024922691cm)" svg:viewBox="0 0 4746 1736" svg:d="m0-19742c0 0 1549-184 2720-558s2026-1178 2026-1178">
          <text:p/>
        </draw:path>
        <draw:path draw:style-name="gr27" draw:text-style-name="P1" draw:layer="layout" svg:width="5.914cm" svg:height="1.275cm" draw:transform="rotate (0.521504380495807) translate (10.1962971060474cm 11.3327532325261cm)" svg:viewBox="0 0 5915 1276" svg:d="m0 30965c0 0 1954 256 3269 28s2354-732 2646-1181">
          <text:p/>
        </draw:path>
        <draw:line draw:style-name="gr28" draw:text-style-name="P1" draw:layer="layout" svg:x1="23.87cm" svg:y1="6.897cm" svg:x2="20.154cm" svg:y2="6.911cm">
          <text:p/>
        </draw:line>
        <draw:frame draw:style-name="gr29" draw:text-style-name="P16" draw:layer="layout" svg:width="2.194cm" svg:height="0.682cm" svg:x="4.468cm" svg:y="-0.1cm">
          <draw:text-box>
            <text:p text:style-name="P15"><text:span text:style-name="T9">Diagram</text:span></text:p>
          </draw:text-box>
        </draw:frame>
        <draw:frame draw:style-name="gr29" draw:text-style-name="P16" draw:layer="layout" svg:width="2.931cm" svg:height="0.682cm" svg:x="28.963cm" svg:y="12.938cm">
          <draw:text-box>
            <text:p text:style-name="P15"><text:span text:style-name="T9">Layout View</text:span></text:p>
          </draw:text-box>
        </draw:frame>
        <draw:path draw:style-name="gr30" draw:text-style-name="P1" draw:layer="layout" svg:width="1.789cm" svg:height="5.187cm" draw:transform="rotate (-2.25304553139905) translate (27.674cm 14.16cm)" svg:viewBox="0 0 1790 5188" svg:d="m0-60816c487 741 1061 1929 1212 2564s-39 1849 578 2624">
          <text:p/>
        </draw:path>
        <draw:path draw:style-name="gr30" draw:text-style-name="P1" draw:layer="layout" svg:width="1.434cm" svg:height="2.693cm" draw:transform="rotate (-2.25304553139905) translate (20.003655873867cm 9.97842414994619cm)" svg:viewBox="0 0 1435 2694" svg:d="m1435-43636c-413 336-937 763-1020 1371s-63 1025-415 1323">
          <text:p/>
        </draw:path>
        <draw:path draw:style-name="gr30" draw:text-style-name="P1" draw:layer="layout" svg:width="2.772cm" svg:height="3.226cm" draw:transform="rotate (-2.25304553139905) translate (26.7825237885564cm 11.7093564230939cm)" svg:viewBox="0 0 2773 3227" svg:d="m0-56265c299-205 843-3 1407 676s923 1951 1366 2475">
          <text:p/>
        </draw:path>
        <draw:path draw:style-name="gr1" draw:text-style-name="P1" draw:layer="layout" svg:width="8.23cm" svg:height="0.595cm" draw:transform="rotate (0.132121424375946) translate (9.761cm 13.631cm)" svg:viewBox="0 0 8231 596" svg:d="m0 29596c0 0 4656 589 5753 596s2152-119 2478-570">
          <text:p/>
        </draw:path>
        <draw:path draw:style-name="gr1" draw:text-style-name="P1" draw:layer="layout" svg:width="4.65cm" svg:height="1.6cm" draw:transform="rotate (1.01962134901489) translate (15.2344063382531cm 15.6866694649415cm)" svg:viewBox="0 0 4651 1601" svg:d="m0 42448c761-352 1964 910 2465 1166s1435 463 2186 335">
          <text:p/>
        </draw:path>
        <draw:path draw:style-name="gr1" draw:text-style-name="P1" draw:layer="layout" svg:width="4.219cm" svg:height="1.152cm" draw:transform="rotate (1.94586758304811) translate (22.3948542525876cm 16.5314831564944cm)" svg:viewBox="0 0 4220 1153" svg:d="m0 30687c660 195 1149-621 2021-857s1325-395 2199-124">
          <text:p/>
        </draw:path>
        <draw:g>
          <draw:path draw:style-name="gr31" draw:id="id9" draw:layer="layout" svg:width="0.722cm" svg:height="0.722cm" svg:x="1.16cm" svg:y="12.565cm" svg:viewBox="0 0 723 723" svg:d="m723 361c0 200-162 362-362 362s-361-162-361-362 162-361 361-361 362 162 362 361z">
            <text:p/>
          </draw:path>
          <draw:path draw:style-name="gr31" draw:id="id10" draw:layer="layout" svg:width="0.722cm" svg:height="0.722cm" svg:x="2.781cm" svg:y="14.013cm" svg:viewBox="0 0 723 723" svg:d="m723 361c0 200-162 362-362 362s-361-162-361-362 162-361 361-361 362 162 362 361z">
            <text:p/>
          </draw:path>
          <draw:path draw:style-name="gr31" draw:id="id11" draw:layer="layout" svg:width="0.722cm" svg:height="0.722cm" svg:x="5.614cm" svg:y="12.892cm" svg:viewBox="0 0 723 723" svg:d="m723 361c0 200-162 362-362 362s-361-162-361-362 162-361 361-361 362 162 362 361z">
            <text:p/>
          </draw:path>
          <draw:line draw:style-name="gr16" draw:layer="layout" svg:x1="1.791cm" svg:y1="13.166cm" svg:x2="2.875cm" svg:y2="14.134cm">
            <text:p/>
          </draw:line>
          <draw:line draw:style-name="gr16" draw:layer="layout" svg:x1="3.479cm" svg:y1="14.242cm" svg:x2="5.641cm" svg:y2="13.386cm">
            <text:p/>
          </draw:line>
          <draw:line draw:style-name="gr16" draw:layer="layout" svg:x1="1.881cm" svg:y1="12.952cm" svg:x2="5.616cm" svg:y2="13.228cm">
            <text:p/>
          </draw:line>
          <draw:line draw:style-name="gr16" draw:layer="layout" svg:x1="6.318cm" svg:y1="13.368cm" svg:x2="7.63cm" svg:y2="13.808cm">
            <text:p/>
          </draw:line>
          <draw:line draw:style-name="gr3" draw:text-style-name="P3" draw:layer="layout" svg:x1="8.26cm" svg:y1="13.83cm" svg:x2="8.7cm" svg:y2="13.686cm">
            <text:p/>
          </draw:line>
          <draw:polygon draw:style-name="gr17" draw:text-style-name="P17" draw:layer="layout" svg:width="1.234cm" svg:height="0.582cm" svg:x="8.602cm" svg:y="13.32cm" svg:viewBox="0 0 1235 583" draw:points="617,583 0,583 0,0 1235,0 1235,583">
            <text:p text:style-name="P17"><text:span text:style-name="T10">Annotation</text:span></text:p>
          </draw:polygon>
          <draw:path draw:style-name="gr31" draw:id="id12" draw:layer="layout" svg:width="0.722cm" svg:height="0.722cm" svg:x="7.611cm" svg:y="13.56cm" svg:viewBox="0 0 723 723" svg:d="m723 361c0 200-162 362-362 362s-361-162-361-362 162-361 361-361 362 162 362 361z">
            <text:p/>
          </draw:path>
        </draw:g>
        <draw:custom-shape draw:style-name="gr23" draw:text-style-name="P12" draw:layer="layout" svg:width="5.706cm" svg:height="1.351cm" svg:x="16.674cm" svg:y="11.246cm">
          <text:p text:style-name="P12"><text:span text:style-name="T7">Layout Configur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4.263cm" svg:height="1.161cm" svg:x="11.95cm" svg:y="15.67cm">
          <text:p text:style-name="P18"><text:span text:style-name="T11">Extension Poi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4.263cm" svg:height="1.161cm" svg:x="17.286cm" svg:y="17.17cm">
          <text:p text:style-name="P18"><text:span text:style-name="T11">User Preferences</text:span></text:p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4.031cm" svg:height="0.767cm" svg:x="8.951cm" svg:y="8.026cm">
          <draw:text-box>
            <text:p text:style-name="P19"><text:span text:style-name="T12">analyze diagram</text:span></text:p>
          </draw:text-box>
        </draw:frame>
        <draw:frame draw:style-name="gr29" draw:text-style-name="P20" draw:layer="layout" svg:width="3.223cm" svg:height="0.767cm" svg:x="19.934cm" svg:y="6.808cm">
          <draw:text-box>
            <text:p text:style-name="P19"><text:span text:style-name="T12">create graph</text:span></text:p>
          </draw:text-box>
        </draw:frame>
        <draw:frame draw:style-name="gr29" draw:text-style-name="P20" draw:layer="layout" svg:width="6.817cm" svg:height="0.767cm" svg:x="23.636cm" svg:y="4.087cm">
          <draw:text-box>
            <text:p text:style-name="P19"><text:span text:style-name="T12">communicate with algorithms</text:span></text:p>
          </draw:text-box>
        </draw:frame>
        <draw:frame draw:style-name="gr29" draw:text-style-name="P20" draw:layer="layout" svg:width="4.628cm" svg:height="0.767cm" svg:x="11.627cm" svg:y="10.071cm">
          <draw:text-box>
            <text:p text:style-name="P19"><text:span text:style-name="T12">write new positions</text:span></text:p>
          </draw:text-box>
        </draw:frame>
        <draw:frame draw:style-name="gr29" draw:text-style-name="P20" draw:layer="layout" svg:width="4.789cm" svg:height="0.767cm" svg:x="16.773cm" svg:y="9.071cm">
          <draw:text-box>
            <text:p text:style-name="P19"><text:span text:style-name="T12">create configuration</text:span></text:p>
          </draw:text-box>
        </draw:frame>
        <draw:frame draw:style-name="gr29" draw:text-style-name="P22" draw:layer="layout" svg:width="3.176cm" svg:height="0.682cm" svg:x="22.843cm" svg:y="11.613cm">
          <draw:text-box>
            <text:p text:style-name="P21"><text:span text:style-name="T13">tansfer options</text:span></text:p>
          </draw:text-box>
        </draw:frame>
        <draw:frame draw:style-name="gr29" draw:text-style-name="P22" draw:layer="layout" svg:width="3.181cm" svg:height="0.682cm" svg:x="23.534cm" svg:y="13.097cm">
          <draw:text-box>
            <text:p text:style-name="P21"><text:span text:style-name="T13">display options</text:span></text:p>
          </draw:text-box>
        </draw:frame>
        <draw:custom-shape draw:style-name="gr32" draw:text-style-name="P18" draw:layer="layout" svg:width="4.263cm" svg:height="1.161cm" svg:x="22.592cm" svg:y="16.111cm">
          <text:p text:style-name="P18"><text:span text:style-name="T11">Default Valu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marker draw:name="Arrowheads_20_4" draw:display-name="Arrowheads 4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161cm" fo:page-height="19.7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1-19T11:28:57</dc:date>
    <dc:creator>Miro Spönemann</dc:creator>
    <meta:generator>OpenOffice.org/3.2$Unix OpenOffice.org_project/320m12$Build-9483</meta:generator>
    <meta:editing-duration>PT09H47M42S</meta:editing-duration>
    <meta:editing-cycles>20</meta:editing-cycles>
    <meta:document-statistic meta:object-count="132"/>
  </office:meta>
</office:document-meta>
</file>